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no. party</text:p>
          </table:table-cell>
          <table:table-cell table:style-name="Default" office:value-type="string" calcext:value-type="string">
            <text:p>failiure probability </text:p>
          </table:table-cell>
          <table:table-cell table:style-name="ce2" office:value-type="string" calcext:value-type="string">
            <text:p>memory usage (GB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FLGeometricDistributionEXP_BGMW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5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FLDiscreteLaplaceDistribution_GC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126+26</text:p>
          </table:table-cell>
          <table:table-cell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GMW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FLDiscreteLaplaceDistribution_</text:span>BMR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DiscreteGaussianDistributionEXP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 office:value-type="string" calcext:value-type="string">
            <text:p>126+39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style-name="Default" office:value-type="float" office:value="105" calcext:value-type="float">
            <text:p>105</text:p>
          </table:table-cell>
          <table:table-cell office:value-type="string" calcext:value-type="string">
            <text:p>memory may overflow</text:p>
          </table:table-cell>
        </table:table-row>
        <table:table-row table:style-name="ro1">
          <table:table-cell/>
          <table:table-cell office:value-type="string" calcext:value-type="string">
            <text:p>FLDiscreteGaussianDistributionEXP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SymmetricBinomialDistribution_G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SymmetricBinomialDistribution_BGM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SymmetricBinomialDistribution_BM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LSymmetricBinomialDistribution_BGM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FLSymmetricBinomialDistribution_B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5:46:38.996641938</dc:date>
    <meta:editing-duration>PT2H17M29S</meta:editing-duration>
    <meta:editing-cycles>33</meta:editing-cycles>
    <meta:generator>LibreOffice/7.3.7.2$Linux_X86_64 LibreOffice_project/30$Build-2</meta:generator>
    <meta:document-statistic meta:table-count="1" meta:cell-count="84" meta:object-count="0"/>
  </office:meta>
</office:document-meta>
</file>